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aa7d2" officeooo:paragraph-rsid="001aa7d2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aa7d2" officeooo:paragraph-rsid="001d0b8b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rsid="001aa7d2" officeooo:paragraph-rsid="001aa7d2" style:font-size-asian="11pt" style:font-size-complex="11pt"/>
    </style:style>
    <style:style style:name="P4" style:family="paragraph" style:parent-style-name="Standard">
      <style:text-properties fo:font-size="11pt" officeooo:rsid="001aa7d2" officeooo:paragraph-rsid="00217b8b" style:font-size-asian="11pt" style:font-size-complex="11pt"/>
    </style:style>
    <style:style style:name="P5" style:family="paragraph" style:parent-style-name="Standard">
      <style:text-properties fo:font-size="11pt" fo:font-weight="normal" officeooo:rsid="001aa7d2" officeooo:paragraph-rsid="001b9750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22a952" officeooo:paragraph-rsid="0022a952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bold" officeooo:rsid="001aa7d2" officeooo:paragraph-rsid="001aa7d2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1aa7d2" officeooo:paragraph-rsid="001d0b8b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officeooo:rsid="001aa7d2" officeooo:paragraph-rsid="001aa7d2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b9750" officeooo:paragraph-rsid="001aa7d2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1e2697" officeooo:paragraph-rsid="0027241e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22a952" officeooo:paragraph-rsid="0027241e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ddab8" officeooo:paragraph-rsid="0029142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officeooo:rsid="001aa7d2" officeooo:paragraph-rsid="00217b8b" style:font-size-asian="11pt" style:font-size-complex="11pt"/>
    </style:style>
    <style:style style:name="P15" style:family="paragraph" style:parent-style-name="Standard">
      <style:text-properties officeooo:paragraph-rsid="002914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9750" style:font-weight-asian="normal" style:font-weight-complex="normal"/>
    </style:style>
    <style:style style:name="T4" style:family="text">
      <style:text-properties fo:font-weight="normal" officeooo:rsid="001d0b8b" style:font-weight-asian="normal" style:font-weight-complex="normal"/>
    </style:style>
    <style:style style:name="T5" style:family="text">
      <style:text-properties fo:font-weight="normal" officeooo:rsid="001f9e47" style:font-weight-asian="normal" style:font-weight-complex="normal"/>
    </style:style>
    <style:style style:name="T6" style:family="text">
      <style:text-properties fo:font-weight="normal" officeooo:rsid="001fbcd2" style:font-weight-asian="normal" style:font-weight-complex="normal"/>
    </style:style>
    <style:style style:name="T7" style:family="text">
      <style:text-properties fo:font-weight="normal" officeooo:rsid="00217b8b" style:font-weight-asian="normal" style:font-weight-complex="normal"/>
    </style:style>
    <style:style style:name="T8" style:family="text">
      <style:text-properties fo:font-weight="normal" officeooo:rsid="002442a3" style:font-weight-asian="normal" style:font-weight-complex="normal"/>
    </style:style>
    <style:style style:name="T9" style:family="text">
      <style:text-properties fo:font-weight="normal" officeooo:rsid="0027241e" style:font-weight-asian="normal" style:font-weight-complex="normal"/>
    </style:style>
    <style:style style:name="T10" style:family="text">
      <style:text-properties fo:font-weight="normal" officeooo:rsid="00291425" style:font-weight-asian="normal" style:font-weight-complex="normal"/>
    </style:style>
    <style:style style:name="T11" style:family="text">
      <style:text-properties fo:font-weight="normal" officeooo:rsid="002a7375" style:font-weight-asian="normal" style:font-weight-complex="normal"/>
    </style:style>
    <style:style style:name="T12" style:family="text">
      <style:text-properties officeooo:rsid="001b9750"/>
    </style:style>
    <style:style style:name="T13" style:family="text">
      <style:text-properties officeooo:rsid="00217b8b"/>
    </style:style>
    <style:style style:name="T14" style:family="text">
      <style:text-properties officeooo:rsid="0027241e"/>
    </style:style>
    <style:style style:name="T15" style:family="text">
      <style:text-properties officeooo:rsid="00291425"/>
    </style:style>
    <style:style style:name="T16" style:family="text">
      <style:text-properties fo:font-size="11pt" fo:font-weight="normal" officeooo:rsid="00291425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e2697" style:font-size-asian="11pt" style:font-weight-asian="normal" style:font-size-complex="11pt" style:font-weight-complex="normal"/>
    </style:style>
    <style:style style:name="T18" style:family="text">
      <style:text-properties officeooo:rsid="002ab80a"/>
    </style:style>
    <style:style style:name="T19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ítulo: <text:span text:style-name="T9">Caracterização de</text:span><text:span text:style-name="T6"> uma cadeia logística colaborativa de verduras e legumes orgânicos </text:span><text:span text:style-name="T7">na cidade de São Paulo</text:span><text:span text:style-name="T6">.</text:span></text:p>
      <text:p text:style-name="P1"/>
      <text:p text:style-name="P4"><text:span text:style-name="T1">Linha de pesquisa e projeto: </text:span>Linha 2: Gestão e Operação de sistemas logísticos sustentáveis e projeto 2.1: Integração da Cadeia Logística.</text:p>
      <text:p text:style-name="P4"/>
      <text:p text:style-name="P1">Problema: <text:span text:style-name="T11">O crescimento do consumo</text:span><text:span text:style-name="T9"> de produtos orgânicos </text:span><text:span text:style-name="T11">no Brasil é inferior média mundial devido a </text:span><text:span text:style-name="T9">problemas de origem logística, como custos elevados e difícil acesso aos produtos </text:span><text:span text:style-name="T10">(ORGANIS, 2017).</text:span></text:p>
      <text:p text:style-name="P3"/>
      <text:p text:style-name="P1">Objetivos: <text:span text:style-name="T9">Analisar uma cadeia logística de produtos orgânicos (legumes e verduras)</text:span><text:span text:style-name="T3"> </text:span><text:span text:style-name="T2">e </text:span><text:span text:style-name="T7">identificar oportunidade</text:span><text:span text:style-name="T8">s</text:span><text:span text:style-name="T7"> de </text:span><text:span text:style-name="T2">otimiza</text:span><text:span text:style-name="T7">ção d</text:span><text:span text:style-name="T9">a mesma</text:span><text:span text:style-name="T2">, </text:span><text:span text:style-name="T3">minimizando o tempo entre colheita e consumo, eliminando intervenções e processos</text:span><text:span text:style-name="T2"> manuais para integração da cadeia logística entre produtor e consumidor.</text:span></text:p>
      <text:p text:style-name="P3"/>
      <text:p text:style-name="P1">Pressupostos/limitações/hipóteses:</text:p>
      <text:p text:style-name="P1">- <text:span text:style-name="T2">Produtos orgânicos possuem características próprias de cultivo, colheita, armazenamento, transporte, distribuição </text:span><text:span text:style-name="T7">e consumo</text:span><text:span text:style-name="T2">; </text:span><text:span text:style-name="T10">(CAMPANHOLA/VALLARINI, 2001; </text:span><text:span text:style-name="T11">ORGANIS, 2017</text:span><text:span text:style-name="T10">)</text:span></text:p>
      <text:p text:style-name="P9"/>
      <text:p text:style-name="P1"><text:span text:style-name="T2">- </text:span><text:span text:style-name="T7">Será necessária a c</text:span><text:span text:style-name="T2">oleta e/ou acesso aos dados </text:span><text:span text:style-name="T5">da cadeia logística: </text:span><text:span text:style-name="T2">de produtores rurais, pontos de coleta e consumidores. </text:span><text:span text:style-name="T3">Atualmente tenho contato com o Instituto Auá, porém existem outras cadeias que podem ser </text:span><text:span text:style-name="T4">estudadas</text:span><text:span text:style-name="T3">; </text:span><text:span text:style-name="T10">TERRAZAN (2009) fez estudo similar utilizando redes de supermercados.</text:span></text:p>
      <text:p text:style-name="P10"/>
      <text:p text:style-name="P1"><text:span text:style-name="T3">- </text:span><text:span text:style-name="T8">Adicionalmente, devemos c</text:span><text:span text:style-name="T5">oleta</text:span><text:span text:style-name="T8">r </text:span><text:span text:style-name="T5">d</text:span><text:span text:style-name="T3">ados sobre hábitos de consumo </text:span><text:span text:style-name="T5">de produtos orgânicos pelos consumidores finais.</text:span></text:p>
      <text:p text:style-name="P3"/>
      <text:p text:style-name="P3">- <text:span text:style-name="T13">A hipótese é que através da melhoria nesta cadeia logística sejam diminuídos os impeditivos ao consumo de orgânicos, e consequentemente que o consumo aumente, resultando em melhorias econômicas e sociais para os envolvidos.</text:span></text:p>
      <text:p text:style-name="P3"/>
      <text:p text:style-name="P1">Resultados:</text:p>
      <text:p text:style-name="P3">- <text:span text:style-name="T13">Mapeamento formal desta cadeia logística única, identificando seus pontos de contato com modelos estabelecidos na literatura. Dissertações que abordaram problema similar foram DA SILVA (2010) e COSTA (2006).</text:span></text:p>
      <text:p text:style-name="P3">- <text:span text:style-name="T12">Melhoria na gestão de estoques, utilizando dados do processo existente para futuro modelo descritivo ou preditivo da oferta e demanda;</text:span></text:p>
      <text:p text:style-name="P3">- <text:span text:style-name="T12">Melhoria na roteirização de entrega, aproximando entregas de horários usuais de coleta pelos consumidores finais, diminuindo riscos de perecimento, através de modelos descritivos ou preditivos;</text:span></text:p>
      <text:p text:style-name="P5">- <text:span text:style-name="T12">Diminuição de custo, por demandar menos da cadeia de logística fria e outros custos de transporte devido a melhoria nas rotas.</text:span></text:p>
      <text:p text:style-name="P5">- <text:span text:style-name="T12">Diminuição de desperdício de alimentos, desde a produção até o consumo, traçando perfis de produção e consumo.</text:span></text:p>
      <text:p text:style-name="P3"/>
      <text:p text:style-name="P2">Referências bibliográficas: </text:p>
      <text:p text:style-name="P2"/>
      <text:p text:style-name="P12"><text:span text:style-name="T14">ORGANIS, Conselho Brasileiro da Produção Orgânica Sustentável, Consumo de produtos orgânicos no Brasil: Primeira pesquisa nacional sobre o consumo de orgânicos. Junho/2017.</text:span></text:p>
      <text:p text:style-name="P12"/>
      <text:p text:style-name="P11"><text:span text:style-name="T14">CAMPANHOLA, Clayton , VALARINI, Pedro José; A AGRICULTURA ORGÂNICA E SEU POTENCIAL</text:span></text:p>
      <text:p text:style-name="P11"><text:span text:style-name="T14">PARA O PEQUENO AGRICULTOR, Cadernos de Ciência &amp; Tecnologia, Brasília, v.18, n.3, p.69-101, set./dez. 2001 </text:span></text:p>
      <text:p text:style-name="P11"/>
      <text:p text:style-name="P15"><text:span text:style-name="T16">TERRAZAN, Priscila; </text:span>Caracterização da logística de distribuição de hortaliças orgânicas na cidade de São Paulo; <text:span text:style-name="T15">dissertação de mestrado, UFSCar </text:span><text:span text:style-name="T17">(2009).</text:span></text:p>
      <text:p text:style-name="P6"/>
      <text:p text:style-name="P13"><text:span text:style-name="T15">DA SILVA, Gerson Brião; A GESTÃO DA CADEIA DO FRIO: UMA ANÁLISE DE FATORES LOGÍSTICOS; dissertação de mestrado, CEFET-RJ (2010)</text:span></text:p>
      <text:p text:style-name="P13"><text:span text:style-name="T18">COSTA, Daniel Luis Pinheiro da; </text:span>Estratégias de gestão da cadeia de suprimento da <text:span text:style-name="Emphasis"><text:span text:style-name="T19">manga</text:span></text:span> brasileira; <text:span text:style-name="T18">dissertação de mestrado, Escola Politécnica-USP (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1:39:04.393037339</meta:creation-date>
    <dc:date>2017-10-15T21:58:57.216554605</dc:date>
    <meta:editing-duration>PT41M4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448" meta:character-count="3189" meta:non-whitespace-character-count="2761"/>
  </office:meta>
</office:document-meta>
</file>